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a1" style:family="table">
      <style:table-properties style:width="17.055cm" fo:margin-left="0.175cm" table:align="left"/>
    </style:style>
    <style:style style:name="Tabela1.A" style:family="table-column">
      <style:table-column-properties style:column-width="5.694cm"/>
    </style:style>
    <style:style style:name="Tabela1.B" style:family="table-column">
      <style:table-column-properties style:column-width="5.667cm"/>
    </style:style>
    <style:style style:name="Tabela1.1" style:family="table-row">
      <style:table-row-properties style:row-height="1.245cm" style:use-optimal-row-height="false"/>
    </style:style>
    <style:style style:name="Tabela1.A1" style:family="table-cell">
      <style:table-cell-properties fo:padding="0cm" fo:border="1pt solid #000000"/>
    </style:style>
    <style:style style:name="Tabela2" style:family="table">
      <style:table-properties style:width="17.002cm" fo:margin-left="0.254cm" table:align="left"/>
    </style:style>
    <style:style style:name="Tabela2.A" style:family="table-column">
      <style:table-column-properties style:column-width="5.667cm"/>
    </style:style>
    <style:style style:name="Tabela2.1" style:family="table-row">
      <style:table-row-properties style:min-row-height="1.245cm" style:use-optimal-row-height="false"/>
    </style:style>
    <style:style style:name="Tabela2.A1" style:family="table-cell">
      <style:table-cell-properties fo:padding="0cm" fo:border="1pt solid #000000"/>
    </style:style>
    <style:style style:name="Tabela3" style:family="table">
      <style:table-properties style:width="17.002cm" fo:margin-left="0.219cm" table:align="left"/>
    </style:style>
    <style:style style:name="Tabela3.A" style:family="table-column">
      <style:table-column-properties style:column-width="5.667cm"/>
    </style:style>
    <style:style style:name="Tabela3.1" style:family="table-row">
      <style:table-row-properties style:min-row-height="1.245cm" style:use-optimal-row-height="false"/>
    </style:style>
    <style:style style:name="Tabela3.A1" style:family="table-cell">
      <style:table-cell-properties fo:padding="0cm" fo:border="1pt solid #000000"/>
    </style:style>
    <style:style style:name="Tabela4" style:family="table">
      <style:table-properties style:width="17.002cm" fo:margin-left="0.219cm" table:align="left"/>
    </style:style>
    <style:style style:name="Tabela4.A" style:family="table-column">
      <style:table-column-properties style:column-width="5.667cm"/>
    </style:style>
    <style:style style:name="Tabela4.1" style:family="table-row">
      <style:table-row-properties style:min-row-height="1.245cm" style:use-optimal-row-height="false"/>
    </style:style>
    <style:style style:name="Tabela4.A1" style:family="table-cell">
      <style:table-cell-properties fo:padding="0cm" fo:border="1pt solid #000000"/>
    </style:style>
    <style:style style:name="Tabela5" style:family="table">
      <style:table-properties style:width="17.002cm" fo:margin-left="0.219cm" table:align="left"/>
    </style:style>
    <style:style style:name="Tabela5.A" style:family="table-column">
      <style:table-column-properties style:column-width="5.667cm"/>
    </style:style>
    <style:style style:name="Tabela5.1" style:family="table-row">
      <style:table-row-properties style:min-row-height="1.245cm" style:use-optimal-row-height="false"/>
    </style:style>
    <style:style style:name="Tabela5.A1" style:family="table-cell">
      <style:table-cell-properties fo:padding="0cm" fo:border="1pt solid #000000"/>
    </style:style>
    <style:style style:name="Tabela6" style:family="table">
      <style:table-properties style:width="17.002cm" fo:margin-left="0.219cm" table:align="left"/>
    </style:style>
    <style:style style:name="Tabela6.A" style:family="table-column">
      <style:table-column-properties style:column-width="5.667cm"/>
    </style:style>
    <style:style style:name="Tabela6.1" style:family="table-row">
      <style:table-row-properties style:min-row-height="1.748cm" style:use-optimal-row-height="false"/>
    </style:style>
    <style:style style:name="Tabela6.A1" style:family="table-cell">
      <style:table-cell-properties fo:padding="0cm" fo:border="1pt solid #000000"/>
    </style:style>
    <style:style style:name="Tabela7" style:family="table">
      <style:table-properties style:width="17.002cm" fo:margin-left="0.219cm" table:align="left"/>
    </style:style>
    <style:style style:name="Tabela7.A" style:family="table-column">
      <style:table-column-properties style:column-width="5.667cm"/>
    </style:style>
    <style:style style:name="Tabela7.1" style:family="table-row">
      <style:table-row-properties style:min-row-height="1.245cm" style:use-optimal-row-height="false"/>
    </style:style>
    <style:style style:name="Tabela7.A1" style:family="table-cell">
      <style:table-cell-properties fo:padding="0cm" fo:border="1pt solid #000000"/>
    </style:style>
    <style:style style:name="Tabela8" style:family="table">
      <style:table-properties style:width="17.002cm" fo:margin-left="0.219cm" table:align="left"/>
    </style:style>
    <style:style style:name="Tabela8.A" style:family="table-column">
      <style:table-column-properties style:column-width="5.667cm"/>
    </style:style>
    <style:style style:name="Tabela8.1" style:family="table-row">
      <style:table-row-properties style:min-row-height="2.251cm" style:use-optimal-row-height="false"/>
    </style:style>
    <style:style style:name="Tabela8.A1" style:family="table-cell">
      <style:table-cell-properties fo:padding="0cm" fo:border="1pt solid #000000"/>
    </style:style>
    <style:style style:name="Tabela9" style:family="table">
      <style:table-properties style:width="17.002cm" fo:margin-left="0.219cm" table:align="left"/>
    </style:style>
    <style:style style:name="Tabela9.A" style:family="table-column">
      <style:table-column-properties style:column-width="5.667cm"/>
    </style:style>
    <style:style style:name="Tabela9.1" style:family="table-row">
      <style:table-row-properties style:min-row-height="1.245cm" style:use-optimal-row-height="false"/>
    </style:style>
    <style:style style:name="Tabela9.A1" style:family="table-cell">
      <style:table-cell-properties fo:padding="0cm" fo:border="1pt solid #000000"/>
    </style:style>
    <style:style style:name="Tabela10" style:family="table">
      <style:table-properties style:width="17.002cm" fo:margin-left="0.219cm" table:align="left"/>
    </style:style>
    <style:style style:name="Tabela10.A" style:family="table-column">
      <style:table-column-properties style:column-width="5.667cm"/>
    </style:style>
    <style:style style:name="Tabela10.1" style:family="table-row">
      <style:table-row-properties style:min-row-height="1.748cm" style:use-optimal-row-height="false"/>
    </style:style>
    <style:style style:name="Tabela10.A1" style:family="table-cell">
      <style:table-cell-properties fo:padding="0cm" fo:border="1pt solid #000000"/>
    </style:style>
    <style:style style:name="Tabela11" style:family="table">
      <style:table-properties style:width="17.002cm" fo:margin-left="0.219cm" table:align="left"/>
    </style:style>
    <style:style style:name="Tabela11.A" style:family="table-column">
      <style:table-column-properties style:column-width="5.667cm"/>
    </style:style>
    <style:style style:name="Tabela11.1" style:family="table-row">
      <style:table-row-properties style:min-row-height="1.748cm" style:use-optimal-row-height="false"/>
    </style:style>
    <style:style style:name="Tabela11.A1" style:family="table-cell">
      <style:table-cell-properties fo:padding="0cm" fo:border="1pt solid #000000"/>
    </style:style>
    <style:style style:name="Tabela12" style:family="table">
      <style:table-properties style:width="17.002cm" fo:margin-left="0.219cm" table:align="left"/>
    </style:style>
    <style:style style:name="Tabela12.A" style:family="table-column">
      <style:table-column-properties style:column-width="5.667cm"/>
    </style:style>
    <style:style style:name="Tabela12.1" style:family="table-row">
      <style:table-row-properties style:min-row-height="1.748cm" style:use-optimal-row-height="false"/>
    </style:style>
    <style:style style:name="Tabela12.A1" style:family="table-cell">
      <style:table-cell-properties fo:padding="0cm" fo:border="1pt solid #000000"/>
    </style:style>
    <style:style style:name="P1" style:family="paragraph" style:parent-style-name="Standard">
      <style:paragraph-properties fo:margin-top="0.016cm" fo:margin-bottom="0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" style:family="paragraph" style:parent-style-name="Table_20_Paragraph">
      <style:paragraph-properties fo:margin-left="0.039cm" fo:margin-right="0.628cm" fo:margin-top="0.104cm" fo:margin-bottom="0cm" style:contextual-spacing="false" fo:line-height="103%" fo:text-indent="0cm" style:auto-text-indent="fals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104cm" fo:margin-bottom="0cm" style:contextual-spacing="false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0.157cm" fo:margin-right="0cm" fo:margin-top="0.104cm" fo:margin-bottom="0cm" style:contextual-spacing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top="0.018cm" fo:margin-bottom="0cm" style:contextual-spacing="false"/>
      <style:text-properties style:font-name="Arial" fo:font-size="13.5pt" style:font-name-asian="Arial" style:font-size-asian="13.5pt" style:font-name-complex="Arial" style:font-size-complex="13.5pt"/>
    </style:style>
    <style:style style:name="P6" style:family="paragraph" style:parent-style-name="Standard">
      <style:paragraph-properties fo:margin-top="0.018cm" fo:margin-bottom="0cm" style:contextual-spacing="false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7" style:family="paragraph" style:parent-style-name="Standard">
      <style:paragraph-properties fo:margin-left="0.242cm" fo:margin-right="0cm" style:line-height-at-least="0.353cm" fo:text-indent="0cm" style:auto-text-indent="false">
        <style:tab-stops/>
      </style:paragraph-properties>
    </style:style>
    <style:style style:name="P8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top="0.012cm" fo:margin-bottom="0cm" style:contextual-spacing="false"/>
      <style:text-properties style:font-name="Arial" fo:font-size="6.5pt" style:font-name-asian="Arial" style:font-size-asian="6.5pt" style:font-name-complex="Arial" style:font-size-complex="6.5pt"/>
    </style:style>
    <style:style style:name="P11" style:family="paragraph" style:parent-style-name="Standard">
      <style:paragraph-properties fo:margin-top="0.012cm" fo:margin-bottom="0cm" style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12" style:family="paragraph" style:parent-style-name="Table_20_Paragraph">
      <style:paragraph-properties fo:margin-left="0.039cm" fo:margin-right="0.342cm" fo:margin-top="0.104cm" fo:margin-bottom="0cm" style:contextual-spacing="false" fo:line-height="103%" fo:text-indent="0cm" style:auto-text-indent="false">
        <style:tab-stops/>
      </style:paragraph-properties>
    </style:style>
    <style:style style:name="P13" style:family="paragraph" style:parent-style-name="Standard">
      <style:paragraph-properties fo:margin-top="0.011cm" fo:margin-bottom="0cm" style:contextual-spacing="fals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14" style:family="paragraph" style:parent-style-name="Table_20_Paragraph">
      <style:paragraph-properties fo:margin-left="0.039cm" fo:margin-right="0.672cm" fo:margin-top="0.104cm" fo:margin-bottom="0cm" style:contextual-spacing="false" fo:line-height="103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06cm" fo:margin-right="0cm" style:line-height-at-least="0.353cm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002cm" fo:margin-bottom="0cm" style:contextual-spacing="false"/>
      <style:text-properties style:font-name="Times New Roman" fo:font-size="6pt" style:font-name-asian="Times New Roman" style:font-size-asian="6pt" style:font-name-complex="Times New Roman" style:font-size-complex="6pt"/>
    </style:style>
    <style:style style:name="P17" style:family="paragraph" style:parent-style-name="Table_20_Paragraph">
      <style:paragraph-properties fo:margin-left="0.039cm" fo:margin-right="0.483cm" fo:margin-top="0.104cm" fo:margin-bottom="0cm" style:contextual-spacing="false" fo:line-height="103%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039cm" fo:margin-right="0.577cm" fo:margin-top="0.104cm" fo:margin-bottom="0cm" style:contextual-spacing="false" fo:line-height="103%" fo:text-indent="0cm" style:auto-text-indent="false">
        <style:tab-stops/>
      </style:paragraph-properties>
    </style:style>
    <style:style style:name="P19" style:family="paragraph" style:parent-style-name="Standard">
      <style:paragraph-properties fo:margin-top="0.009cm" fo:margin-bottom="0cm" style:contextual-spacing="false"/>
      <style:text-properties style:font-name="Times New Roman" fo:font-size="7pt" style:font-name-asian="Times New Roman" style:font-size-asian="7pt" style:font-name-complex="Times New Roman" style:font-size-complex="7pt"/>
    </style:style>
    <style:style style:name="P20" style:family="paragraph" style:parent-style-name="Standard">
      <style:paragraph-properties fo:margin-top="0.009cm" fo:margin-bottom="0cm" style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top="0.019cm" fo:margin-bottom="0cm" style:contextual-spacing="fals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22" style:family="paragraph" style:parent-style-name="Table_20_Paragraph">
      <style:paragraph-properties fo:margin-left="0.039cm" fo:margin-right="1.637cm" fo:margin-top="0.104cm" fo:margin-bottom="0cm" style:contextual-spacing="false" fo:line-height="103%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039cm" fo:margin-right="0.813cm" fo:margin-top="0.104cm" fo:margin-bottom="0cm" style:contextual-spacing="false" fo:line-height="103%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039cm" fo:margin-right="1.214cm" fo:margin-top="0.104cm" fo:margin-bottom="0cm" style:contextual-spacing="false" fo:line-height="103%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039cm" fo:margin-right="0.649cm" fo:margin-top="0.104cm" fo:margin-bottom="0cm" style:contextual-spacing="false" fo:line-height="103%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039cm" fo:margin-right="0.836cm" fo:margin-top="0.104cm" fo:margin-bottom="0cm" style:contextual-spacing="false" fo:line-height="103%" fo:text-indent="0cm" style:auto-text-indent="false">
        <style:tab-stops/>
      </style:paragraph-properties>
    </style:style>
    <style:style style:name="P27" style:family="paragraph" style:parent-style-name="Standard">
      <style:paragraph-properties fo:margin-top="0.014cm" fo:margin-bottom="0cm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8" style:family="paragraph" style:parent-style-name="Table_20_Paragraph">
      <style:paragraph-properties fo:margin-left="0.039cm" fo:margin-right="1.378cm" fo:margin-top="0.104cm" fo:margin-bottom="0cm" style:contextual-spacing="false" fo:line-height="103%" fo:text-indent="0cm" style:auto-text-indent="false">
        <style:tab-stops/>
      </style:paragraph-properties>
    </style:style>
    <style:style style:name="P29" style:family="paragraph" style:parent-style-name="Textkörper" style:master-page-name="MP0">
      <style:paragraph-properties fo:margin-left="0cm" fo:margin-right="6.378cm" fo:margin-top="0.078cm" fo:margin-bottom="0cm" style:contextual-spacing="false" fo:text-align="center" style:justify-single-word="false" fo:text-indent="0cm" style:auto-text-indent="false" style:page-number="auto"/>
      <style:text-properties style:font-name="Arial" fo:font-size="14.5pt" style:font-name-asian="Arial" style:font-size-asian="14.5pt" style:font-name-complex="Arial" style:font-size-complex="14.5pt"/>
    </style:style>
    <style:style style:name="P30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 style:master-page-name="MP4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 style:master-page-name="MP5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.018cm" fo:margin-bottom="0cm" style:contextual-spacing="false"/>
      <style:text-properties style:font-name="Arial" fo:font-size="13.5pt" style:font-name-asian="Arial" style:font-size-asian="13.5pt" style:font-name-complex="Arial" style:font-size-complex="13.5pt"/>
    </style:style>
    <style:style style:name="P35" style:family="paragraph" style:parent-style-name="Standard">
      <style:paragraph-properties fo:margin-left="0.242cm" fo:margin-right="0cm" style:line-height-at-least="0.353cm" fo:text-indent="0cm" style:auto-text-indent="false">
        <style:tab-stops/>
      </style:paragraph-properties>
    </style:style>
    <style:style style:name="P36" style:family="paragraph" style:parent-style-name="Standard" style:master-page-name="MP1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206cm" fo:margin-right="0cm" style:line-height-at-least="0.353cm" fo:text-indent="0cm" style:auto-text-indent="false">
        <style:tab-stops/>
      </style:paragraph-properties>
    </style:style>
    <style:style style:name="P38" style:family="paragraph" style:parent-style-name="Standard" style:master-page-name="MP2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>
      <style:paragraph-properties style:writing-mode="lr-tb"/>
    </style:style>
    <style:style style:name="P40" style:family="paragraph">
      <style:paragraph-properties fo:margin-left="0.055cm" fo:margin-right="6.419cm" fo:margin-top="0.118cm" fo:margin-bottom="0cm" fo:line-height="103%" fo:text-indent="0cm">
        <style:tab-stops/>
      </style:paragraph-properties>
    </style:style>
    <style:style style:name="P41" style:family="paragraph">
      <style:paragraph-properties fo:margin-left="0.055cm" fo:margin-right="0cm" fo:margin-top="0.118cm" fo:margin-bottom="0cm" fo:text-indent="0cm">
        <style:tab-stops/>
      </style:paragraph-properties>
    </style:style>
    <style:style style:name="P42" style:family="paragraph">
      <style:paragraph-properties fo:margin-left="0cm" fo:margin-right="0cm" fo:margin-top="0.016cm" fo:margin-bottom="0cm" fo:text-indent="-0.468cm">
        <style:tab-stops>
          <style:tab-stop style:position="0.002cm"/>
        </style:tab-stops>
      </style:paragraph-properties>
    </style:style>
    <style:style style:name="P43" style:family="paragraph">
      <style:paragraph-properties fo:margin-left="0.055cm" fo:margin-right="0cm" fo:margin-top="0.016cm" fo:margin-bottom="0cm" fo:text-indent="0cm">
        <style:tab-stops/>
      </style:paragraph-properties>
    </style:style>
    <style:style style:name="P44" style:family="paragraph">
      <style:paragraph-properties fo:margin-left="0.055cm" fo:margin-right="0.199cm" fo:margin-top="0.016cm" fo:margin-bottom="0cm" fo:line-height="103%" fo:text-indent="0cm">
        <style:tab-stops/>
      </style:paragraph-properties>
    </style:style>
    <style:style style:name="P45" style:family="paragraph">
      <style:paragraph-properties fo:margin-left="0.055cm" fo:margin-right="0cm" fo:margin-top="0.016cm" fo:margin-bottom="0cm" fo:text-indent="0cm">
        <style:tab-stops>
          <style:tab-stop style:position="3.544cm"/>
        </style:tab-stops>
      </style:paragraph-properties>
    </style:style>
    <style:style style:name="P46" style:family="paragraph">
      <style:paragraph-properties fo:margin-top="0.012cm" fo:margin-bottom="0cm"/>
    </style:style>
    <style:style style:name="P47" style:family="paragraph">
      <style:paragraph-properties fo:margin-left="0.055cm" fo:margin-right="1.071cm" fo:line-height="103%" fo:text-indent="0cm">
        <style:tab-stops/>
      </style:paragraph-properties>
    </style:style>
    <style:style style:name="P48" style:family="paragraph">
      <style:paragraph-properties fo:margin-left="0.055cm" fo:margin-right="0.152cm" fo:margin-top="0.118cm" fo:margin-bottom="0cm" fo:line-height="103%" fo:text-indent="0cm">
        <style:tab-stops/>
      </style:paragraph-properties>
    </style:style>
    <style:style style:name="P49" style:family="paragraph">
      <style:paragraph-properties fo:margin-left="0.055cm" fo:margin-right="0cm" fo:text-indent="0cm">
        <style:tab-stops/>
      </style:paragraph-properties>
    </style:style>
    <style:style style:name="P50" style:family="paragraph">
      <style:paragraph-properties fo:margin-left="0.055cm" fo:margin-right="1.21cm" fo:margin-top="0.118cm" fo:margin-bottom="0cm" fo:line-height="103%" fo:text-indent="0cm">
        <style:tab-stops/>
      </style:paragraph-properties>
    </style:style>
    <style:style style:name="P51" style:family="paragraph">
      <style:paragraph-properties fo:margin-left="0.055cm" fo:margin-right="0.437cm" fo:line-height="103%" fo:text-indent="0cm">
        <style:tab-stops/>
      </style:paragraph-properties>
    </style:style>
    <style:style style:name="P52" style:family="paragraph">
      <style:paragraph-properties fo:margin-left="0.055cm" fo:margin-right="0.129cm" fo:margin-top="0.118cm" fo:margin-bottom="0cm" fo:line-height="103%" fo:text-indent="0cm">
        <style:tab-stops/>
      </style:paragraph-properties>
    </style:style>
    <style:style style:name="P53" style:family="paragraph">
      <style:paragraph-properties fo:margin-left="0.055cm" fo:margin-right="0.388cm" fo:margin-top="0.118cm" fo:margin-bottom="0cm" fo:line-height="103%" fo:text-indent="0cm">
        <style:tab-stops/>
      </style:paragraph-properties>
    </style:style>
    <style:style style:name="P54" style:family="paragraph">
      <style:paragraph-properties fo:margin-left="0.055cm" fo:margin-right="0.651cm" fo:margin-top="0.118cm" fo:margin-bottom="0cm" fo:line-height="103%" fo:text-align="justify" fo:text-indent="0cm">
        <style:tab-stops/>
      </style:paragraph-properties>
    </style:style>
    <style:style style:name="P55" style:family="paragraph">
      <style:paragraph-properties fo:margin-left="0.055cm" fo:margin-right="0cm" fo:text-align="justify" fo:text-indent="0cm">
        <style:tab-stops/>
      </style:paragraph-properties>
    </style:style>
    <style:style style:name="P56" style:family="paragraph">
      <style:paragraph-properties fo:margin-left="0.055cm" fo:margin-right="1.328cm" fo:margin-top="0.118cm" fo:margin-bottom="0cm" fo:line-height="103%" fo:text-indent="0cm">
        <style:tab-stops/>
      </style:paragraph-properties>
    </style:style>
    <style:style style:name="P57" style:family="paragraph">
      <style:paragraph-properties fo:margin-left="0.055cm" fo:margin-right="0.601cm" fo:margin-top="0.016cm" fo:margin-bottom="0cm" fo:line-height="103%" fo:text-indent="0cm">
        <style:tab-stops/>
      </style:paragraph-properties>
    </style:style>
    <style:style style:name="P58" style:family="paragraph">
      <style:paragraph-properties fo:margin-left="0.055cm" fo:margin-right="0.905cm" fo:margin-top="0.118cm" fo:margin-bottom="0cm" fo:line-height="103%" fo:text-indent="0cm">
        <style:tab-stops/>
      </style:paragraph-properties>
    </style:style>
    <style:style style:name="P59" style:family="paragraph">
      <style:paragraph-properties fo:margin-left="0.055cm" fo:margin-right="0.27cm" fo:margin-top="0.016cm" fo:margin-bottom="0cm" fo:line-height="103%" fo:text-indent="0cm">
        <style:tab-stops/>
      </style:paragraph-properties>
    </style:style>
    <style:style style:name="T1" style:family="text">
      <style:text-properties fo:letter-spacing="-0.002cm"/>
    </style:style>
    <style:style style:name="T2" style:family="text">
      <style:text-properties style:font-name="Arial" fo:font-size="12pt" fo:font-weight="bold" style:font-size-asian="12pt" style:font-weight-asian="bold"/>
    </style:style>
    <style:style style:name="T3" style:family="text">
      <style:text-properties style:font-name="Arial" fo:font-size="12pt" fo:letter-spacing="-0.002cm" fo:font-weight="bold" style:font-size-asian="12pt" style:font-weight-asian="bold"/>
    </style:style>
    <style:style style:name="T4" style:family="text">
      <style:text-properties style:font-name="Arial" fo:font-size="10pt" style:font-name-asian="Arial" style:font-size-asian="10pt" style:font-name-complex="Arial" style:font-size-complex="10pt"/>
    </style:style>
    <style:style style:name="T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" style:family="text">
      <style:text-properties style:font-name="Arial" fo:font-size="12pt" style:font-name-asian="Arial" style:font-size-asian="12pt" style:font-name-complex="Arial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style:font-size-asian="12pt"/>
    </style:style>
    <style:style style:name="T9" style:family="text"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T10" style:family="text">
      <style:text-properties style:font-name="Arial" fo:font-size="12pt" fo:letter-spacing="-0.002cm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letter-spacing="-0.002cm" style:font-name-asian="Arial" style:font-size-asian="12pt" style:font-name-complex="Arial" style:font-size-complex="12pt"/>
    </style:style>
    <style:style style:name="T12" style:family="text">
      <style:text-properties style:font-name="Arial" fo:font-size="12pt" fo:letter-spacing="0.042cm" style:font-name-asian="Arial" style:font-size-asian="12pt" style:font-name-complex="Arial" style:font-size-complex="12pt"/>
    </style:style>
    <style:style style:name="T13" style:family="text">
      <style:text-properties style:font-name="Arial" fo:font-size="12pt" fo:letter-spacing="-0.002cm" style:font-size-asian="12pt"/>
    </style:style>
    <style:style style:name="T14" style:family="text">
      <style:text-properties style:font-name="Arial" fo:font-size="12pt" fo:letter-spacing="0.047cm" style:font-size-asian="12pt"/>
    </style:style>
    <style:style style:name="T15" style:family="text">
      <style:text-properties style:font-name="Arial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3cm" svg:stroke-color="#000000" svg:stroke-opacity="100%" draw:stroke-linejoin="round" draw:fill="none" fo:padding-top="-0.018cm" fo:padding-bottom="-0.018cm" fo:padding-left="-0.018cm" fo:padding-right="-0.018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textarea-vertical-align="top" draw:auto-grow-height="false" draw:auto-grow-width="false" fo:min-height="17.029cm" fo:min-width="1.245cm" fo:padding-top="0cm" fo:padding-bottom="0cm" fo:padding-left="0cm" fo:padding-right="0cm" fo:wrap-option="wrap" style:run-through="background"/>
    </style:style>
    <style:style style:name="gr5" style:family="graphic">
      <style:graphic-properties draw:stroke="none" draw:fill="none" draw:textarea-vertical-align="top" draw:auto-grow-height="false" draw:auto-grow-width="false" fo:min-height="17.029cm" fo:min-width="2.252cm" fo:padding-top="0cm" fo:padding-bottom="0cm" fo:padding-left="0cm" fo:padding-right="0cm" fo:wrap-option="wrap" style:run-through="background"/>
    </style:style>
    <style:style style:name="gr6" style:family="graphic">
      <style:graphic-properties draw:stroke="solid" svg:stroke-width="0.03cm" svg:stroke-color="#000000" svg:stroke-opacity="100%" draw:stroke-linejoin="round" draw:fill="none" fo:min-height="0.044cm" fo:padding-top="-0.018cm" fo:padding-bottom="-0.018cm" fo:padding-left="-0.018cm" fo:padding-right="-0.018cm" style:run-through="background"/>
    </style:style>
    <style:style style:name="gr7" style:family="graphic">
      <style:graphic-properties draw:stroke="solid" svg:stroke-width="0.03cm" svg:stroke-color="#000000" svg:stroke-opacity="100%" draw:stroke-linejoin="round" draw:fill="none" fo:min-height="5.576cm" fo:padding-top="-0.018cm" fo:padding-bottom="-0.018cm" fo:padding-left="-0.018cm" fo:padding-right="-0.018cm" style:run-through="background"/>
    </style:style>
    <style:style style:name="gr8" style:family="graphic">
      <style:graphic-properties draw:stroke="none" draw:fill="none" draw:textarea-vertical-align="top" draw:auto-grow-height="false" draw:auto-grow-width="false" fo:min-height="17.029cm" fo:min-width="2.755cm" fo:padding-top="0cm" fo:padding-bottom="0cm" fo:padding-left="0cm" fo:padding-right="0cm" fo:wrap-option="wrap" style:run-through="background"/>
    </style:style>
    <style:style style:name="gr9" style:family="graphic">
      <style:graphic-properties draw:stroke="solid" svg:stroke-width="0.03cm" svg:stroke-color="#000000" svg:stroke-opacity="100%" draw:stroke-linejoin="round" draw:fill="none" fo:min-height="6.581cm" fo:padding-top="-0.018cm" fo:padding-bottom="-0.018cm" fo:padding-left="-0.018cm" fo:padding-right="-0.018cm" style:run-through="background"/>
    </style:style>
    <style:style style:name="gr10" style:family="graphic">
      <style:graphic-properties draw:stroke="none" draw:fill="none" draw:textarea-vertical-align="top" draw:auto-grow-height="false" draw:auto-grow-width="false" fo:min-height="17.029cm" fo:min-width="3.258cm" fo:padding-top="0cm" fo:padding-bottom="0cm" fo:padding-left="0cm" fo:padding-right="0cm" fo:wrap-option="wrap" style:run-through="background"/>
    </style:style>
    <style:style style:name="gr11" style:family="graphic">
      <style:graphic-properties draw:stroke="none" draw:fill="none" draw:textarea-vertical-align="top" draw:auto-grow-height="false" draw:auto-grow-width="false" fo:min-height="17.029cm" fo:min-width="1.748cm" fo:padding-top="0cm" fo:padding-bottom="0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A"/>
        <table:table-row table:style-name="Tabela1.1">
          <table:table-cell table:style-name="Tabela1.A1" office:value-type="string">
            <text:p text:style-name="P2"><text:span text:style-name="Absatz-Standardschriftart"><text:span text:style-name="T2">Título História :</text:span></text:span><text:span text:style-name="Absatz-Standardschriftart"><text:span text:style-name="T3"> </text:span></text:span><text:span text:style-name="Absatz-Standardschriftart"><text:span text:style-name="T2">Carrinho de Compras</text:span></text:span></text:p>
          </table:table-cell>
          <table:table-cell table:style-name="Tabela1.A1" office:value-type="string">
            <text:p text:style-name="P3"><text:span text:style-name="Absatz-Standardschriftart"><text:span text:style-name="T2">Prioridade :</text:span></text:span><text:span text:style-name="Absatz-Standardschriftart"><text:span text:style-name="T3"> </text:span></text:span><text:span text:style-name="Absatz-Standardschriftart"><text:span text:style-name="T2">Alta</text:span></text:span></text:p>
          </table:table-cell>
          <table:table-cell table:style-name="Tabela1.A1" office:value-type="string">
            <text:p text:style-name="P4"><text:span text:style-name="Absatz-Standardschriftart"><text:span text:style-name="T2">Estimativa : 3 dias</text:span></text:span></text:p>
          </table:table-cell>
        </table:table-row>
      </table:table>
      <text:p text:style-name="P5"/>
      <text:p text:style-name="P7"><text:span text:style-name="Absatz-Standardschriftart"><text:span text:style-name="T4"><draw:g text:anchor-type="as-char" svg:y="0cm" draw:z-index="0" draw:name="Group 145" draw:style-name="gr1"><draw:custom-shape draw:name="Freeform 157" draw:style-name="gr2" draw:text-style-name="P39" svg:width="17.056cm" svg:height="0.004cm" svg:x="0cm" svg:y="1.258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55" draw:style-name="gr2" draw:text-style-name="P39" svg:width="17.056cm" svg:height="0.004cm" svg:x="0cm" svg:y="3.508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53" draw:style-name="gr2" draw:text-style-name="P39" svg:width="0.004cm" svg:height="3.521cm" svg:x="0.012cm" svg:y="0cm"><text:p/><draw:enhanced-geometry svg:viewBox="0 0 1270 1268095" draw:text-areas="?f8 ?f12 ?f11 ?f13" draw:glue-points="?f8 ?f9 ?f8 ?f10" draw:type="non-primitive" draw:enhanced-path="M 0 0 L 0 12674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268095"/><draw:equation draw:name="f8" draw:formula="0 / ?f6"/><draw:equation draw:name="f9" draw:formula="5715 / ?f7"/><draw:equation draw:name="f10" draw:formula="1273175 / ?f7"/><draw:equation draw:name="f11" draw:formula="1270 / ?f6"/><draw:equation draw:name="f12" draw:formula="0 / ?f7"/><draw:equation draw:name="f13" draw:formula="1268095 / ?f7"/></draw:enhanced-geometry></draw:custom-shape><draw:custom-shape draw:name="Freeform 151" draw:style-name="gr2" draw:text-style-name="P39" svg:width="0.004cm" svg:height="3.521cm" svg:x="17.039cm" svg:y="0cm"><text:p/><draw:enhanced-geometry svg:viewBox="0 0 1270 1268095" draw:text-areas="?f8 ?f12 ?f11 ?f13" draw:glue-points="?f8 ?f9 ?f8 ?f10" draw:type="non-primitive" draw:enhanced-path="M 0 0 L 0 12674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268095"/><draw:equation draw:name="f8" draw:formula="0 / ?f6"/><draw:equation draw:name="f9" draw:formula="5715 / ?f7"/><draw:equation draw:name="f10" draw:formula="1273175 / ?f7"/><draw:equation draw:name="f11" draw:formula="1270 / ?f6"/><draw:equation draw:name="f12" draw:formula="0 / ?f7"/><draw:equation draw:name="f13" draw:formula="1268095 / ?f7"/></draw:enhanced-geometry></draw:custom-shape><draw:g draw:name="Group 146" draw:style-name="gr3"><draw:custom-shape draw:name="Freeform 149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148" draw:style-name="gr4" draw:text-style-name="P39" svg:width="17.029cm" svg:height="1.244cm" svg:x="0.012cm" svg:y="0.012cm"><draw:text-box><text:p text:style-name="P40"><text:span text:style-name="T6">Deverá listar todos os itens, ao que o cliente solicitou . Contendo </text:span><text:span text:style-name="T7">“Quantidade” e “Produtos Selecionados” .</text:span></text:p></draw:text-box></draw:frame><draw:frame draw:name="Text Box 147" draw:style-name="gr5" draw:text-style-name="P39" svg:width="17.029cm" svg:height="2.251cm" svg:x="0.012cm" svg:y="1.258cm"><draw:text-box><text:p text:style-name="P41"><text:span text:style-name="T2">Tarefas :</text:span></text:p><text:p text:style-name="P42"><text:span text:style-name="T8">tela para listar os produtos selecionados (Front-End).</text:span></text:p><text:p text:style-name="P42"><text:span text:style-name="T8">tabela no banco com produtos selecionados (Back-End).</text:span></text:p><text:p text:style-name="P42"><text:span text:style-name="T8">Realização de testes</text:span></text:p></draw:text-box></draw:frame></draw:g></draw:g></text:span></text:span></text:p>
      <text:p text:style-name="P8"/>
      <text:p text:style-name="P8"/>
      <text:p text:style-name="P8"/>
      <text:p text:style-name="P10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12"><text:span text:style-name="Absatz-Standardschriftart"><text:span text:style-name="T2">Título História :</text:span></text:span><text:span text:style-name="Absatz-Standardschriftart"><text:span text:style-name="T3"> </text:span></text:span><text:span text:style-name="Absatz-Standardschriftart"><text:span text:style-name="T2">Login dos Usuários</text:span></text:span></text:p>
          </table:table-cell>
          <table:table-cell table:style-name="Tabela2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2.A1" office:value-type="string">
            <text:p text:style-name="P3"><text:span text:style-name="Absatz-Standardschriftart"><text:span text:style-name="T2">E</text:span></text:span><text:span text:style-name="Absatz-Standardschriftart"><text:span text:style-name="T2">stimativa: 3 dias</text:span></text:span></text:p>
          </table:table-cell>
        </table:table-row>
      </table:table>
      <text:p text:style-name="P5"/>
      <text:p text:style-name="P7"><text:span text:style-name="Absatz-Standardschriftart"><text:span text:style-name="T4"><draw:g text:anchor-type="as-char" svg:y="0cm" draw:z-index="1" draw:name="Group 132" draw:style-name="gr1"><draw:custom-shape draw:name="Freeform 144" draw:style-name="gr6" draw:text-style-name="P39" svg:width="17.056cm" svg:height="0.004cm" svg:x="0cm" svg:y="2.76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42" draw:style-name="gr6" draw:text-style-name="P39" svg:width="17.056cm" svg:height="0.004cm" svg:x="0cm" svg:y="5.521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40" draw:style-name="gr7" draw:text-style-name="P39" svg:width="0.004cm" svg:height="5.536cm" svg:x="0.012cm" svg:y="0cm"><text:p/><draw:enhanced-geometry svg:viewBox="0 0 1270 1992630" draw:text-areas="?f8 ?f12 ?f11 ?f13" draw:glue-points="?f8 ?f9 ?f8 ?f10" draw:type="non-primitive" draw:enhanced-path="M 0 0 L 0 19919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992630"/><draw:equation draw:name="f8" draw:formula="0 / ?f6"/><draw:equation draw:name="f9" draw:formula="5715 / ?f7"/><draw:equation draw:name="f10" draw:formula="1997710 / ?f7"/><draw:equation draw:name="f11" draw:formula="1270 / ?f6"/><draw:equation draw:name="f12" draw:formula="0 / ?f7"/><draw:equation draw:name="f13" draw:formula="1992630 / ?f7"/></draw:enhanced-geometry></draw:custom-shape><draw:custom-shape draw:name="Freeform 138" draw:style-name="gr7" draw:text-style-name="P39" svg:width="0.004cm" svg:height="5.536cm" svg:x="17.039cm" svg:y="0cm"><text:p/><draw:enhanced-geometry svg:viewBox="0 0 1270 1992630" draw:text-areas="?f8 ?f12 ?f11 ?f13" draw:glue-points="?f8 ?f9 ?f8 ?f10" draw:type="non-primitive" draw:enhanced-path="M 0 0 L 0 19919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992630"/><draw:equation draw:name="f8" draw:formula="0 / ?f6"/><draw:equation draw:name="f9" draw:formula="5715 / ?f7"/><draw:equation draw:name="f10" draw:formula="1997710 / ?f7"/><draw:equation draw:name="f11" draw:formula="1270 / ?f6"/><draw:equation draw:name="f12" draw:formula="0 / ?f7"/><draw:equation draw:name="f13" draw:formula="1992630 / ?f7"/></draw:enhanced-geometry></draw:custom-shape><draw:g draw:name="Group 133" draw:style-name="gr3"><draw:custom-shape draw:name="Freeform 136" draw:style-name="gr6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135" draw:style-name="gr8" draw:text-style-name="P39" svg:width="17.029cm" svg:height="2.754cm" svg:x="0.012cm" svg:y="0.012cm"><draw:text-box><text:p text:style-name="P41"><text:span text:style-name="T8">Com o usuário já cadastrado, ele deverá fazer o login preenchendo os campos </text:span><text:span text:style-name="T2">(E-mail)</text:span><text:span text:style-name="T3"> </text:span><text:span text:style-name="T8">e</text:span></text:p><text:p text:style-name="P43"><text:span text:style-name="T2">(Senha)</text:span></text:p><text:p text:style-name="P44"><text:span text:style-name="T6">e clicar no botão </text:span><text:span text:style-name="T7">[Entrar]. </text:span><text:span text:style-name="T6">Caso ocorra alguma divergência nessa operação o site deverá mostrar aviso de erro, contendo a mensagem </text:span><text:span text:style-name="T7">“Senha e/ ou E-mail inválido, tente novamente ”.</text:span></text:p></draw:text-box></draw:frame><draw:frame draw:name="Text Box 134" draw:style-name="gr8" draw:text-style-name="P39" svg:width="17.029cm" svg:height="2.754cm" svg:x="0.012cm" svg:y="2.766cm"><draw:text-box><text:p text:style-name="P41"><text:span text:style-name="T2">Tarefas:</text:span></text:p><text:p text:style-name="P42"><text:span text:style-name="T8">Desenvolvimento da Tela de Login (Front-End).</text:span></text:p><text:p text:style-name="P42"><text:span text:style-name="T8">Tabela no banco para usuários (Back-End).</text:span></text:p><text:p text:style-name="P42"><text:span text:style-name="T8">Realização de testes.</text:span></text:p></draw:text-box></draw:frame></draw:g></draw:g></text:span></text:span></text:p>
      <text:p text:style-name="P36"/>
      <text:p text:style-name="P13"/>
      <table:table table:name="Tabela3" table:style-name="Tabela3">
        <table:table-column table:style-name="Tabela3.A" table:number-columns-repeated="3"/>
        <table:table-row table:style-name="Tabela3.1">
          <table:table-cell table:style-name="Tabela3.A1" office:value-type="string">
            <text:p text:style-name="P14"><text:span text:style-name="Absatz-Standardschriftart"><text:span text:style-name="T2">Título História: Efetuar a compra (Caixa)</text:span></text:span></text:p>
          </table:table-cell>
          <table:table-cell table:style-name="Tabela3.A1" office:value-type="string">
            <text:p text:style-name="P3"><text:span text:style-name="Absatz-Standardschriftart"><text:span text:style-name="T2">Prioridade: média</text:span></text:span></text:p>
          </table:table-cell>
          <table:table-cell table:style-name="Tabela3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2" draw:name="Group 119" draw:style-name="gr1"><draw:custom-shape draw:name="Freeform 131" draw:style-name="gr6" draw:text-style-name="P39" svg:width="17.056cm" svg:height="0.004cm" svg:x="0cm" svg:y="3.27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29" draw:style-name="gr6" draw:text-style-name="P39" svg:width="17.056cm" svg:height="0.004cm" svg:x="0cm" svg:y="6.52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27" draw:style-name="gr9" draw:text-style-name="P39" svg:width="0.004cm" svg:height="6.541cm" svg:x="0.012cm" svg:y="0cm"><text:p/><draw:enhanced-geometry svg:viewBox="0 0 1270 2355215" draw:text-areas="?f8 ?f12 ?f11 ?f13" draw:glue-points="?f8 ?f9 ?f8 ?f10" draw:type="non-primitive" draw:enhanced-path="M 0 0 L 0 235458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355215"/><draw:equation draw:name="f8" draw:formula="0 / ?f6"/><draw:equation draw:name="f9" draw:formula="5715 / ?f7"/><draw:equation draw:name="f10" draw:formula="2360295 / ?f7"/><draw:equation draw:name="f11" draw:formula="1270 / ?f6"/><draw:equation draw:name="f12" draw:formula="0 / ?f7"/><draw:equation draw:name="f13" draw:formula="2355215 / ?f7"/></draw:enhanced-geometry></draw:custom-shape><draw:custom-shape draw:name="Freeform 125" draw:style-name="gr9" draw:text-style-name="P39" svg:width="0.004cm" svg:height="6.541cm" svg:x="17.039cm" svg:y="0cm"><text:p/><draw:enhanced-geometry svg:viewBox="0 0 1270 2355215" draw:text-areas="?f8 ?f12 ?f11 ?f13" draw:glue-points="?f8 ?f9 ?f8 ?f10" draw:type="non-primitive" draw:enhanced-path="M 0 0 L 0 235458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355215"/><draw:equation draw:name="f8" draw:formula="0 / ?f6"/><draw:equation draw:name="f9" draw:formula="5715 / ?f7"/><draw:equation draw:name="f10" draw:formula="2360295 / ?f7"/><draw:equation draw:name="f11" draw:formula="1270 / ?f6"/><draw:equation draw:name="f12" draw:formula="0 / ?f7"/><draw:equation draw:name="f13" draw:formula="2355215 / ?f7"/></draw:enhanced-geometry></draw:custom-shape><draw:g draw:name="Group 120" draw:style-name="gr3"><draw:custom-shape draw:name="Freeform 123" draw:style-name="gr6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122" draw:style-name="gr10" draw:text-style-name="P39" svg:width="17.029cm" svg:height="3.259cm" svg:x="0.012cm" svg:y="0.012cm"><draw:text-box><text:p text:style-name="P41"><text:span text:style-name="T8">Os compradores irá selecionar os produtos preenchendo os seguintes campos:</text:span></text:p><text:p text:style-name="P45"><text:span text:style-name="T7">“</text:span><text:span text:style-name="T7">Quantidade (+)</text:span><text:span text:style-name="T7"><text:tab/></text:span><text:span text:style-name="T7">(-)” , “Cartão de Crédito”,“Boleto”, “Formas de Pagamento” .</text:span></text:p><text:p text:style-name="P46"><text:span text:style-name="T9"/></text:p><text:p text:style-name="P47"><text:span text:style-name="T6">Após clicar no botão </text:span><text:span text:style-name="T7">[Comprar] </text:span><text:span text:style-name="T6">será enviado para outro campo onde deverá ser informado a </text:span><text:span text:style-name="T10">“Quantidade”</text:span><text:span text:style-name="T11">,</text:span><text:span text:style-name="T6"> logo aparecerá o valor total, para devida </text:span><text:span text:style-name="T7">(compra), </text:span><text:span text:style-name="T6">e as</text:span><text:span text:style-name="T12"> </text:span><text:span text:style-name="T6">formas de pagamento ou seja se desejara parcelar, se não </text:span><text:span text:style-name="T7">(Gerar Boleto).</text:span></text:p></draw:text-box></draw:frame><draw:frame draw:name="Text Box 121" draw:style-name="gr10" draw:text-style-name="P39" svg:width="17.029cm" svg:height="3.259cm" svg:x="0.012cm" svg:y="3.27cm"><draw:text-box><text:p text:style-name="P41"><text:span text:style-name="T2">Tarefas:</text:span></text:p><text:p text:style-name="P42"><text:span text:style-name="T8">Tela de Conclusão do Produto (Front-End).</text:span></text:p><text:p text:style-name="P42"><text:span text:style-name="T8">Sistema de Pagamento (Front-End).</text:span></text:p><text:p text:style-name="P42"><text:span text:style-name="T8">Confirmação dos Dados (Front-End).</text:span></text:p><text:p text:style-name="P42"><text:span text:style-name="T8">Conclusão de Pagamento (Front-End).</text:span></text:p><text:p text:style-name="P42"><text:span text:style-name="T8">Realização de testes.</text:span></text:p></draw:text-box></draw:frame></draw:g></draw:g></text:span></text:span></text:p>
      <text:p text:style-name="P38"/>
      <text:p text:style-name="P9"/>
      <text:p text:style-name="P16"/>
      <table:table table:name="Tabela4" table:style-name="Tabela4">
        <table:table-column table:style-name="Tabela4.A" table:number-columns-repeated="3"/>
        <table:table-row table:style-name="Tabela4.1">
          <table:table-cell table:style-name="Tabela4.A1" office:value-type="string">
            <text:p text:style-name="P17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Esqueceu sua Senha</text:span></text:span></text:p>
          </table:table-cell>
          <table:table-cell table:style-name="Tabela4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4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3" draw:name="Group 106" draw:style-name="gr1"><draw:custom-shape draw:name="Freeform 118" draw:style-name="gr2" draw:text-style-name="P39" svg:width="17.056cm" svg:height="0.004cm" svg:x="0cm" svg:y="3.27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16" draw:style-name="gr2" draw:text-style-name="P39" svg:width="17.056cm" svg:height="0.004cm" svg:x="0cm" svg:y="6.02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14" draw:style-name="gr2" draw:text-style-name="P39" svg:width="0.004cm" svg:height="6.039cm" svg:x="0.012cm" svg:y="0cm"><text:p/><draw:enhanced-geometry svg:viewBox="0 0 1270 2173605" draw:text-areas="?f8 ?f12 ?f11 ?f13" draw:glue-points="?f8 ?f9 ?f8 ?f10" draw:type="non-primitive" draw:enhanced-path="M 0 0 L 0 21729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3605"/><draw:equation draw:name="f8" draw:formula="0 / ?f6"/><draw:equation draw:name="f9" draw:formula="5715 / ?f7"/><draw:equation draw:name="f10" draw:formula="2178685 / ?f7"/><draw:equation draw:name="f11" draw:formula="1270 / ?f6"/><draw:equation draw:name="f12" draw:formula="0 / ?f7"/><draw:equation draw:name="f13" draw:formula="2173605 / ?f7"/></draw:enhanced-geometry></draw:custom-shape><draw:custom-shape draw:name="Freeform 112" draw:style-name="gr2" draw:text-style-name="P39" svg:width="0.004cm" svg:height="6.039cm" svg:x="17.039cm" svg:y="0cm"><text:p/><draw:enhanced-geometry svg:viewBox="0 0 1270 2173605" draw:text-areas="?f8 ?f12 ?f11 ?f13" draw:glue-points="?f8 ?f9 ?f8 ?f10" draw:type="non-primitive" draw:enhanced-path="M 0 0 L 0 21729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3605"/><draw:equation draw:name="f8" draw:formula="0 / ?f6"/><draw:equation draw:name="f9" draw:formula="5715 / ?f7"/><draw:equation draw:name="f10" draw:formula="2178685 / ?f7"/><draw:equation draw:name="f11" draw:formula="1270 / ?f6"/><draw:equation draw:name="f12" draw:formula="0 / ?f7"/><draw:equation draw:name="f13" draw:formula="2173605 / ?f7"/></draw:enhanced-geometry></draw:custom-shape><draw:g draw:name="Group 107" draw:style-name="gr3"><draw:custom-shape draw:name="Freeform 110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109" draw:style-name="gr10" draw:text-style-name="P39" svg:width="17.029cm" svg:height="3.259cm" svg:x="0.012cm" svg:y="0.012cm"><draw:text-box><text:p text:style-name="P48"><text:span text:style-name="T8">Caso o usuário esqueça a senha deverá clicar no botão </text:span><text:span text:style-name="T2">[Esqueceu sua senha?]</text:span><text:span text:style-name="T3"> </text:span><text:span text:style-name="T8">e ele será redirecionado a uma página que lhe solicitará o e-mail usado no cadastro, no campo em branco </text:span><text:span text:style-name="T2">(Digite o seu </text:span><text:span text:style-name="T3">e-mail)</text:span><text:span text:style-name="T13">,</text:span><text:span text:style-name="T8"> em seguida ele deverá clicar no botão </text:span><text:span text:style-name="T2">[enviar] </text:span><text:span text:style-name="T8">e o</text:span><text:span text:style-name="T14"> </text:span><text:span text:style-name="T8">usuário receberá no e-mail uma senha default que deverá ser modificada posteriormente. Caso o usuário insira um e-mail não cadastrado, aparecerá a seguinte mensagem:</text:span></text:p><text:p text:style-name="P49"><text:span text:style-name="T7">“</text:span><text:span text:style-name="T7">E-mail não </text:span><text:span text:style-name="T10">cadastrado”</text:span><text:span text:style-name="T11">.</text:span></text:p></draw:text-box></draw:frame><draw:frame draw:name="Text Box 108" draw:style-name="gr8" draw:text-style-name="P39" svg:width="17.029cm" svg:height="2.754cm" svg:x="0.012cm" svg:y="3.27cm"><draw:text-box><text:p text:style-name="P41"><text:span text:style-name="T2">Tarefas:</text:span></text:p><text:p text:style-name="P42"><text:span text:style-name="T8">Tela Esqueceu sua Senha (Front-End).</text:span></text:p><text:p text:style-name="P42"><text:span text:style-name="T8">Integração do sistema com o banco de dados (Back-End).</text:span></text:p><text:p text:style-name="P42"><text:span text:style-name="T8">Realização de testes</text:span></text:p></draw:text-box></draw:frame></draw:g></draw:g></text:span></text:span></text:p>
      <text:p text:style-name="P9"/>
      <text:p text:style-name="P1"/>
      <table:table table:name="Tabela5" table:style-name="Tabela5">
        <table:table-column table:style-name="Tabela5.A" table:number-columns-repeated="3"/>
        <table:table-row table:style-name="Tabela5.1">
          <table:table-cell table:style-name="Tabela5.A1" office:value-type="string">
            <text:p text:style-name="P18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cadastrar usuário</text:span></text:span></text:p>
          </table:table-cell>
          <table:table-cell table:style-name="Tabela5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5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4" draw:name="Group 93" draw:style-name="gr1"><draw:custom-shape draw:name="Freeform 105" draw:style-name="gr2" draw:text-style-name="P39" svg:width="17.056cm" svg:height="0.004cm" svg:x="0cm" svg:y="3.27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03" draw:style-name="gr2" draw:text-style-name="P39" svg:width="17.056cm" svg:height="0.004cm" svg:x="0cm" svg:y="6.02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01" draw:style-name="gr2" draw:text-style-name="P39" svg:width="0.004cm" svg:height="6.039cm" svg:x="0.012cm" svg:y="0cm"><text:p/><draw:enhanced-geometry svg:viewBox="0 0 1270 2173605" draw:text-areas="?f8 ?f12 ?f11 ?f13" draw:glue-points="?f8 ?f9 ?f8 ?f10" draw:type="non-primitive" draw:enhanced-path="M 0 0 L 0 21729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3605"/><draw:equation draw:name="f8" draw:formula="0 / ?f6"/><draw:equation draw:name="f9" draw:formula="5715 / ?f7"/><draw:equation draw:name="f10" draw:formula="2178685 / ?f7"/><draw:equation draw:name="f11" draw:formula="1270 / ?f6"/><draw:equation draw:name="f12" draw:formula="0 / ?f7"/><draw:equation draw:name="f13" draw:formula="2173605 / ?f7"/></draw:enhanced-geometry></draw:custom-shape><draw:custom-shape draw:name="Freeform 99" draw:style-name="gr2" draw:text-style-name="P39" svg:width="0.004cm" svg:height="6.039cm" svg:x="17.039cm" svg:y="0cm"><text:p/><draw:enhanced-geometry svg:viewBox="0 0 1270 2173605" draw:text-areas="?f8 ?f12 ?f11 ?f13" draw:glue-points="?f8 ?f9 ?f8 ?f10" draw:type="non-primitive" draw:enhanced-path="M 0 0 L 0 21729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3605"/><draw:equation draw:name="f8" draw:formula="0 / ?f6"/><draw:equation draw:name="f9" draw:formula="5715 / ?f7"/><draw:equation draw:name="f10" draw:formula="2178685 / ?f7"/><draw:equation draw:name="f11" draw:formula="1270 / ?f6"/><draw:equation draw:name="f12" draw:formula="0 / ?f7"/><draw:equation draw:name="f13" draw:formula="2173605 / ?f7"/></draw:enhanced-geometry></draw:custom-shape><draw:g draw:name="Group 94" draw:style-name="gr3"><draw:custom-shape draw:name="Freeform 97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96" draw:style-name="gr10" draw:text-style-name="P39" svg:width="17.029cm" svg:height="3.259cm" svg:x="0.012cm" svg:y="0.012cm"><draw:text-box><text:p text:style-name="P50"><text:span text:style-name="T8">Caso o usuário não </text:span><text:span text:style-name="T15">tenha </text:span><text:span text:style-name="T8">cadastro, o mesmo ou gerente irá efetuar o seu cadastro, preenchendo</text:span></text:p><text:p text:style-name="P51"><text:span text:style-name="T6">os seguintes campos: </text:span><text:span text:style-name="T7">“E-mail ” , ”Nome usuário ” . “apelido”,“ Senha” , “Confirmar senha ” , “CPF” , “ Telefone”</text:span><text:span text:style-name="T10"> </text:span><text:span text:style-name="T6">, <text:s/>Após o cliente clicar no botão </text:span><text:span text:style-name="T7">[Cadastrar] </text:span><text:span text:style-name="T6">.“Caso o usuário queira receber notificações sobre novidades de produtos e promoções”.</text:span></text:p></draw:text-box></draw:frame><draw:frame draw:name="Text Box 95" draw:style-name="gr8" draw:text-style-name="P39" svg:width="17.029cm" svg:height="2.754cm" svg:x="0.012cm" svg:y="3.27cm"><draw:text-box><text:p text:style-name="P41"><text:span text:style-name="T2">Tarefas:</text:span></text:p><text:p text:style-name="P42"><text:span text:style-name="T8">Tela Cadastro de Usuário (Front-End).</text:span></text:p><text:p text:style-name="P42"><text:span text:style-name="T8">Integração do sistema com o cadastro de usuário (Back-End).</text:span></text:p><text:p text:style-name="P42"><text:span text:style-name="T8">Banco de dados de cadastro de usuário.</text:span></text:p><text:p text:style-name="P42"><text:span text:style-name="T8">Realização de testes.</text:span></text:p></draw:text-box></draw:frame></draw:g></draw:g></text:span></text:span></text:p>
      <text:p text:style-name="P30"/>
      <text:p text:style-name="P19"/>
      <table:table table:name="Tabela6" table:style-name="Tabela6">
        <table:table-column table:style-name="Tabela6.A" table:number-columns-repeated="3"/>
        <table:table-row table:style-name="Tabela6.1">
          <table:table-cell table:style-name="Tabela6.A1" office:value-type="string">
            <text:p text:style-name="P18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cadastrar e-mail e receber notificações</text:span></text:span></text:p>
          </table:table-cell>
          <table:table-cell table:style-name="Tabela6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6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5" draw:name="Group 80" draw:style-name="gr1"><draw:custom-shape draw:name="Freeform 92" draw:style-name="gr2" draw:text-style-name="P39" svg:width="17.056cm" svg:height="0.004cm" svg:x="0cm" svg:y="1.7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90" draw:style-name="gr2" draw:text-style-name="P39" svg:width="17.056cm" svg:height="0.004cm" svg:x="0cm" svg:y="4.51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88" draw:style-name="gr2" draw:text-style-name="P39" svg:width="0.004cm" svg:height="4.53cm" svg:x="0.012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custom-shape draw:name="Freeform 86" draw:style-name="gr2" draw:text-style-name="P39" svg:width="0.004cm" svg:height="4.53cm" svg:x="17.039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g draw:name="Group 81" draw:style-name="gr3"><draw:custom-shape draw:name="Freeform 84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83" draw:style-name="gr11" draw:text-style-name="P39" svg:width="17.029cm" svg:height="1.749cm" svg:x="0.012cm" svg:y="0.012cm"><draw:text-box><text:p text:style-name="P52"><text:span text:style-name="T6">Caso o usuário queira receber notificações sobre novidades de produtos <text:s/>e promoções, Sem precisar se cadastrar com todos os seus dados. Preenchendo os seguintes campos: </text:span><text:span text:style-name="T7">“nome”, “E-mail”. Ou deve haver um sininho ,para que essa função seja ativada.</text:span></text:p></draw:text-box></draw:frame><draw:frame draw:name="Text Box 82" draw:style-name="gr8" draw:text-style-name="P39" svg:width="17.029cm" svg:height="2.754cm" svg:x="0.012cm" svg:y="1.76cm"><draw:text-box><text:p text:style-name="P41"><text:span text:style-name="T2">Tarefas:</text:span></text:p><text:p text:style-name="P42"><text:span text:style-name="T8">Tela para receber notificações (Front-End).</text:span></text:p><text:p text:style-name="P42"><text:span text:style-name="T8">Integração do sistema com o cadastro de notificações (Back-End).</text:span></text:p><text:p text:style-name="P42"><text:span text:style-name="T8">Banco de dados das notificações.</text:span></text:p><text:p text:style-name="P42"><text:span text:style-name="T8">Realização de testes.</text:span></text:p></draw:text-box></draw:frame></draw:g></draw:g></text:span></text:span></text:p>
      <text:p text:style-name="P21"/>
      <table:table table:name="Tabela7" table:style-name="Tabela7">
        <table:table-column table:style-name="Tabela7.A" table:number-columns-repeated="3"/>
        <table:table-row table:style-name="Tabela7.1">
          <table:table-cell table:style-name="Tabela7.A1" office:value-type="string">
            <text:p text:style-name="P22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Fale conosco</text:span></text:span></text:p>
          </table:table-cell>
          <table:table-cell table:style-name="Tabela7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7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6" draw:name="Group 67" draw:style-name="gr1"><draw:custom-shape draw:name="Freeform 79" draw:style-name="gr2" draw:text-style-name="P39" svg:width="17.056cm" svg:height="0.004cm" svg:x="0cm" svg:y="1.7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77" draw:style-name="gr2" draw:text-style-name="P39" svg:width="17.056cm" svg:height="0.004cm" svg:x="0cm" svg:y="4.51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75" draw:style-name="gr2" draw:text-style-name="P39" svg:width="0.004cm" svg:height="4.53cm" svg:x="0.012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custom-shape draw:name="Freeform 73" draw:style-name="gr2" draw:text-style-name="P39" svg:width="0.004cm" svg:height="4.53cm" svg:x="17.039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g draw:name="Group 68" draw:style-name="gr3"><draw:custom-shape draw:name="Freeform 71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70" draw:style-name="gr11" draw:text-style-name="P39" svg:width="17.029cm" svg:height="1.749cm" svg:x="0.012cm" svg:y="0.012cm"><draw:text-box><text:p text:style-name="P53"><text:span text:style-name="T8">Caso o usuário deseje tirar algumas duvidas relacionado a pagamento em termo geral a procedência é entrar em contato de </text:span><text:span text:style-name="T2">segunda-feira à sexta-feira das 08h às </text:span><text:span text:style-name="T3">18h</text:span><text:span text:style-name="T13">.</text:span></text:p><text:p text:style-name="P49"><text:span text:style-name="T8">Por </text:span><text:span text:style-name="T2">via de e-mail .</text:span></text:p></draw:text-box></draw:frame><draw:frame draw:name="Text Box 69" draw:style-name="gr8" draw:text-style-name="P39" svg:width="17.029cm" svg:height="2.754cm" svg:x="0.012cm" svg:y="1.76cm"><draw:text-box><text:p text:style-name="P41"><text:span text:style-name="T2">Tarefas:</text:span></text:p><text:p text:style-name="P42"><text:span text:style-name="T8">Tela, fale conosco (Front-End).</text:span></text:p><text:p text:style-name="P42"><text:span text:style-name="T8">Tabela para o fale conosco (Back-End).</text:span></text:p><text:p text:style-name="P42"><text:span text:style-name="T8">Realização de testes.</text:span></text:p></draw:text-box></draw:frame></draw:g></draw:g></text:span></text:span></text:p>
      <text:p text:style-name="P9"/>
      <text:p text:style-name="P9"/>
      <text:p text:style-name="P9"/>
      <text:p text:style-name="P9"/>
      <text:p text:style-name="P20"/>
      <table:table table:name="Tabela8" table:style-name="Tabela8">
        <table:table-column table:style-name="Tabela8.A" table:number-columns-repeated="3"/>
        <table:table-row table:style-name="Tabela8.1">
          <table:table-cell table:style-name="Tabela8.A1" office:value-type="string">
            <text:p text:style-name="P23"><text:span text:style-name="Absatz-Standardschriftart"><text:span text:style-name="T2">Título História: Comentários dos consumidores sobre os produtos</text:span></text:span></text:p>
          </table:table-cell>
          <table:table-cell table:style-name="Tabela8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8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7" draw:name="Group 54" draw:style-name="gr1"><draw:custom-shape draw:name="Freeform 66" draw:style-name="gr2" draw:text-style-name="P39" svg:width="17.056cm" svg:height="0.004cm" svg:x="0cm" svg:y="2.263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64" draw:style-name="gr2" draw:text-style-name="P39" svg:width="17.056cm" svg:height="0.004cm" svg:x="0cm" svg:y="4.51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62" draw:style-name="gr2" draw:text-style-name="P39" svg:width="0.004cm" svg:height="4.53cm" svg:x="0.012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custom-shape draw:name="Freeform 60" draw:style-name="gr2" draw:text-style-name="P39" svg:width="0.004cm" svg:height="4.53cm" svg:x="17.039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g draw:name="Group 55" draw:style-name="gr3"><draw:custom-shape draw:name="Freeform 58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57" draw:style-name="gr5" draw:text-style-name="P39" svg:width="17.029cm" svg:height="2.251cm" svg:x="0.012cm" svg:y="0.012cm"><draw:text-box><text:p text:style-name="P54"><text:span text:style-name="T8">Após a compra do produto, todos os produtos uma vez comprados, </text:span><text:span text:style-name="T2">o usuário poderá Comentar o produto adquirido</text:span><text:span text:style-name="T3"> </text:span><text:span text:style-name="T8">,se acaso ele deseje comentar ,mesmo comprado em outro site ou bancas ele poderá ,sim</text:span></text:p><text:p text:style-name="P55"><text:span text:style-name="T8">Comentar .</text:span></text:p></draw:text-box></draw:frame><draw:frame draw:name="Text Box 56" draw:style-name="gr5" draw:text-style-name="P39" svg:width="17.029cm" svg:height="2.251cm" svg:x="0.012cm" svg:y="2.263cm"><draw:text-box><text:p text:style-name="P41"><text:span text:style-name="T2">Tarefas:</text:span></text:p><text:p text:style-name="P42"><text:span text:style-name="T8">chat para comentários (Front-End).</text:span></text:p><text:p text:style-name="P42"><text:span text:style-name="T8">Tabela no banco para para comentários (Back-End).</text:span></text:p><text:p text:style-name="P42"><text:span text:style-name="T8">Realização de testes.</text:span></text:p></draw:text-box></draw:frame></draw:g></draw:g></text:span></text:span></text:p>
      <text:p text:style-name="P31"/>
      <text:p text:style-name="P19"/>
      <table:table table:name="Tabela9" table:style-name="Tabela9">
        <table:table-column table:style-name="Tabela9.A" table:number-columns-repeated="3"/>
        <table:table-row table:style-name="Tabela9.1">
          <table:table-cell table:style-name="Tabela9.A1" office:value-type="string">
            <text:p text:style-name="P24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Redes Sociais</text:span></text:span></text:p>
          </table:table-cell>
          <table:table-cell table:style-name="Tabela9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9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8" draw:name="Group 41" draw:style-name="gr1"><draw:custom-shape draw:name="Freeform 53" draw:style-name="gr2" draw:text-style-name="P39" svg:width="17.056cm" svg:height="0.004cm" svg:x="0cm" svg:y="2.263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51" draw:style-name="gr2" draw:text-style-name="P39" svg:width="17.056cm" svg:height="0.004cm" svg:x="0cm" svg:y="4.011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49" draw:style-name="gr2" draw:text-style-name="P39" svg:width="0.004cm" svg:height="4.024cm" svg:x="0.012cm" svg:y="0cm"><text:p/><draw:enhanced-geometry svg:viewBox="0 0 1270 1449070" draw:text-areas="?f8 ?f12 ?f11 ?f13" draw:glue-points="?f8 ?f9 ?f8 ?f10" draw:type="non-primitive" draw:enhanced-path="M 0 0 L 0 14484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449070"/><draw:equation draw:name="f8" draw:formula="0 / ?f6"/><draw:equation draw:name="f9" draw:formula="5715 / ?f7"/><draw:equation draw:name="f10" draw:formula="1454150 / ?f7"/><draw:equation draw:name="f11" draw:formula="1270 / ?f6"/><draw:equation draw:name="f12" draw:formula="0 / ?f7"/><draw:equation draw:name="f13" draw:formula="1449070 / ?f7"/></draw:enhanced-geometry></draw:custom-shape><draw:custom-shape draw:name="Freeform 47" draw:style-name="gr2" draw:text-style-name="P39" svg:width="0.004cm" svg:height="4.024cm" svg:x="17.039cm" svg:y="0cm"><text:p/><draw:enhanced-geometry svg:viewBox="0 0 1270 1449070" draw:text-areas="?f8 ?f12 ?f11 ?f13" draw:glue-points="?f8 ?f9 ?f8 ?f10" draw:type="non-primitive" draw:enhanced-path="M 0 0 L 0 14484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449070"/><draw:equation draw:name="f8" draw:formula="0 / ?f6"/><draw:equation draw:name="f9" draw:formula="5715 / ?f7"/><draw:equation draw:name="f10" draw:formula="1454150 / ?f7"/><draw:equation draw:name="f11" draw:formula="1270 / ?f6"/><draw:equation draw:name="f12" draw:formula="0 / ?f7"/><draw:equation draw:name="f13" draw:formula="1449070 / ?f7"/></draw:enhanced-geometry></draw:custom-shape><draw:g draw:name="Group 42" draw:style-name="gr3"><draw:custom-shape draw:name="Freeform 45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44" draw:style-name="gr5" draw:text-style-name="P39" svg:width="17.029cm" svg:height="2.251cm" svg:x="0.012cm" svg:y="0.012cm"><draw:text-box><text:p text:style-name="P41"><text:span text:style-name="T2">Salvar links </text:span><text:span text:style-name="T8">do site para depois serem abertos, </text:span><text:span text:style-name="T2">interação para </text:span><text:span text:style-name="T3">curtidas</text:span><text:span text:style-name="T13">,</text:span><text:span text:style-name="T8"> e</text:span></text:p><text:p text:style-name="P43"><text:span text:style-name="T2">compartilhamentos </text:span><text:span text:style-name="T8">nas vias sociais .</text:span></text:p><text:p text:style-name="P46"><text:span text:style-name="T9"/></text:p><text:p text:style-name="P49"><text:span text:style-name="T8">Poderá ser vista no canto direito na parte superior da tela de entrada do site .</text:span></text:p></draw:text-box></draw:frame><draw:frame draw:name="Text Box 43" draw:style-name="gr11" draw:text-style-name="P39" svg:width="17.029cm" svg:height="1.749cm" svg:x="0.012cm" svg:y="2.263cm"><draw:text-box><text:p text:style-name="P41"><text:span text:style-name="T2">Tarefas:</text:span></text:p><text:p text:style-name="P42"><text:span text:style-name="T8">Redes sociais (Front-End).</text:span></text:p><text:p text:style-name="P42"><text:span text:style-name="T8">Realização de testes.</text:span></text:p></draw:text-box></draw:frame></draw:g></draw:g></text:span></text:span></text:p>
      <text:p text:style-name="P9"/>
      <text:p text:style-name="P9"/>
      <text:p text:style-name="P9"/>
      <text:p text:style-name="P9"/>
      <text:p text:style-name="P20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office:value-type="string">
            <text:p text:style-name="P25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pesquisa de produtos (lupa)</text:span></text:span></text:p>
          </table:table-cell>
          <table:table-cell table:style-name="Tabela10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10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9" draw:name="Group 28" draw:style-name="gr1"><draw:custom-shape draw:name="Freeform 40" draw:style-name="gr2" draw:text-style-name="P39" svg:width="17.056cm" svg:height="0.004cm" svg:x="0cm" svg:y="3.27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38" draw:style-name="gr2" draw:text-style-name="P39" svg:width="17.056cm" svg:height="0.004cm" svg:x="0cm" svg:y="5.521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36" draw:style-name="gr2" draw:text-style-name="P39" svg:width="0.004cm" svg:height="5.536cm" svg:x="0.012cm" svg:y="0cm"><text:p/><draw:enhanced-geometry svg:viewBox="0 0 1270 1992630" draw:text-areas="?f8 ?f12 ?f11 ?f13" draw:glue-points="?f8 ?f9 ?f8 ?f10" draw:type="non-primitive" draw:enhanced-path="M 0 0 L 0 19919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992630"/><draw:equation draw:name="f8" draw:formula="0 / ?f6"/><draw:equation draw:name="f9" draw:formula="5715 / ?f7"/><draw:equation draw:name="f10" draw:formula="1997710 / ?f7"/><draw:equation draw:name="f11" draw:formula="1270 / ?f6"/><draw:equation draw:name="f12" draw:formula="0 / ?f7"/><draw:equation draw:name="f13" draw:formula="1992630 / ?f7"/></draw:enhanced-geometry></draw:custom-shape><draw:custom-shape draw:name="Freeform 34" draw:style-name="gr2" draw:text-style-name="P39" svg:width="0.004cm" svg:height="5.536cm" svg:x="17.039cm" svg:y="0cm"><text:p/><draw:enhanced-geometry svg:viewBox="0 0 1270 1992630" draw:text-areas="?f8 ?f12 ?f11 ?f13" draw:glue-points="?f8 ?f9 ?f8 ?f10" draw:type="non-primitive" draw:enhanced-path="M 0 0 L 0 19919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992630"/><draw:equation draw:name="f8" draw:formula="0 / ?f6"/><draw:equation draw:name="f9" draw:formula="5715 / ?f7"/><draw:equation draw:name="f10" draw:formula="1997710 / ?f7"/><draw:equation draw:name="f11" draw:formula="1270 / ?f6"/><draw:equation draw:name="f12" draw:formula="0 / ?f7"/><draw:equation draw:name="f13" draw:formula="1992630 / ?f7"/></draw:enhanced-geometry></draw:custom-shape><draw:g draw:name="Group 29" draw:style-name="gr3"><draw:custom-shape draw:name="Freeform 32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31" draw:style-name="gr10" draw:text-style-name="P39" svg:width="17.029cm" svg:height="3.259cm" svg:x="0.012cm" svg:y="0.012cm"><draw:text-box><text:p text:style-name="P56"><text:span text:style-name="T8">Produzida para acompanhar as telas de procura de livros entre outros produtos ,</text:span><text:span text:style-name="T2">de forma rápida e clara .</text:span></text:p><text:p text:style-name="P49"><text:span text:style-name="T8">Na tela de venda dos livros a lupa ficara fixa ,onde o usuário poderá realizar</text:span></text:p><text:p text:style-name="P57"><text:span text:style-name="T8">A procura sem se preocupar de trocar de tela </text:span><text:span text:style-name="T2">.[apertando]</text:span><text:span text:style-name="T3"> </text:span><text:span text:style-name="T8">na lupa ela se transformara numa barra</text:span></text:p><text:p text:style-name="P49"><text:span text:style-name="T8">Para dispor de nome do livro.</text:span></text:p></draw:text-box></draw:frame><draw:frame draw:name="Text Box 30" draw:style-name="gr5" draw:text-style-name="P39" svg:width="17.029cm" svg:height="2.251cm" svg:x="0.012cm" svg:y="3.27cm"><draw:text-box><text:p text:style-name="P41"><text:span text:style-name="T2">Tarefas:</text:span></text:p><text:p text:style-name="P42"><text:span text:style-name="T8">Search (Front-End).</text:span></text:p><text:p text:style-name="P42"><text:span text:style-name="T8">consultas (Back-End).</text:span></text:p><text:p text:style-name="P42"><text:span text:style-name="T8">Realização de testes.</text:span></text:p></draw:text-box></draw:frame></draw:g></draw:g></text:span></text:span></text:p>
      <text:p text:style-name="P9"/>
      <text:p text:style-name="P9"/>
      <text:p text:style-name="P9"/>
      <text:p text:style-name="P11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office:value-type="string">
            <text:p text:style-name="P26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Dúvidas dos Consumidores</text:span></text:span></text:p>
          </table:table-cell>
          <table:table-cell table:style-name="Tabela11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11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10" draw:name="Group 15" draw:style-name="gr1"><draw:custom-shape draw:name="Freeform 27" draw:style-name="gr2" draw:text-style-name="P39" svg:width="17.056cm" svg:height="0.004cm" svg:x="0cm" svg:y="1.7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25" draw:style-name="gr2" draw:text-style-name="P39" svg:width="17.056cm" svg:height="0.004cm" svg:x="0cm" svg:y="4.514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23" draw:style-name="gr2" draw:text-style-name="P39" svg:width="0.004cm" svg:height="4.53cm" svg:x="0.012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custom-shape draw:name="Freeform 21" draw:style-name="gr2" draw:text-style-name="P39" svg:width="0.004cm" svg:height="4.53cm" svg:x="17.039cm" svg:y="0cm"><text:p/><draw:enhanced-geometry svg:viewBox="0 0 1270 1630680" draw:text-areas="?f8 ?f12 ?f11 ?f13" draw:glue-points="?f8 ?f9 ?f8 ?f10" draw:type="non-primitive" draw:enhanced-path="M 0 0 L 0 16300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30680"/><draw:equation draw:name="f8" draw:formula="0 / ?f6"/><draw:equation draw:name="f9" draw:formula="5715 / ?f7"/><draw:equation draw:name="f10" draw:formula="1635760 / ?f7"/><draw:equation draw:name="f11" draw:formula="1270 / ?f6"/><draw:equation draw:name="f12" draw:formula="0 / ?f7"/><draw:equation draw:name="f13" draw:formula="1630680 / ?f7"/></draw:enhanced-geometry></draw:custom-shape><draw:g draw:name="Group 16" draw:style-name="gr3"><draw:custom-shape draw:name="Freeform 19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18" draw:style-name="gr11" draw:text-style-name="P39" svg:width="17.029cm" svg:height="1.749cm" svg:x="0.012cm" svg:y="0.012cm"><draw:text-box><text:p text:style-name="P58"><text:span text:style-name="T8">Caso passe o prazo da chegada do produto em casa do cliente, ele poderá entrar em contato com o,</text:span></text:p><text:p text:style-name="P49"><text:span text:style-name="T2">Próprio vendedor</text:span><text:span text:style-name="T3"> </text:span><text:span text:style-name="T8">,na qual ele poderá responder com prazo de </text:span><text:span text:style-name="T2">24 horas úteis</text:span></text:p></draw:text-box></draw:frame><draw:frame draw:name="Text Box 17" draw:style-name="gr8" draw:text-style-name="P39" svg:width="17.029cm" svg:height="2.754cm" svg:x="0.012cm" svg:y="1.76cm"><draw:text-box><text:p text:style-name="P41"><text:span text:style-name="T2">Tarefas:</text:span></text:p><text:p text:style-name="P42"><text:span text:style-name="T8">Tela para entrar em contato (Front-End).</text:span></text:p><text:p text:style-name="P42"><text:span text:style-name="T8">Tabela no banco de dados (Back-End).</text:span></text:p><text:p text:style-name="P42"><text:span text:style-name="T8">Realização de testes.</text:span></text:p></draw:text-box></draw:frame></draw:g></draw:g></text:span></text:span></text:p>
      <text:p text:style-name="P3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office:value-type="string">
            <text:p text:style-name="P28"><text:span text:style-name="Absatz-Standardschriftart"><text:span text:style-name="T2">Título História:</text:span></text:span><text:span text:style-name="Absatz-Standardschriftart"><text:span text:style-name="T3"> </text:span></text:span><text:span text:style-name="Absatz-Standardschriftart"><text:span text:style-name="T2">meus pedidos</text:span></text:span></text:p>
          </table:table-cell>
          <table:table-cell table:style-name="Tabela12.A1" office:value-type="string">
            <text:p text:style-name="P3"><text:span text:style-name="Absatz-Standardschriftart"><text:span text:style-name="T2">Prioridade : Alta</text:span></text:span></text:p>
          </table:table-cell>
          <table:table-cell table:style-name="Tabela12.A1" office:value-type="string">
            <text:p text:style-name="P3"><text:span text:style-name="Absatz-Standardschriftart"><text:span text:style-name="T2">Estimativa: 3 dias</text:span></text:span></text:p>
          </table:table-cell>
        </table:table-row>
      </table:table>
      <text:p text:style-name="P6"/>
      <text:p text:style-name="P15"><text:span text:style-name="Absatz-Standardschriftart"><text:span text:style-name="T5"><draw:g text:anchor-type="as-char" svg:y="0cm" draw:z-index="11" draw:name="Group 2" draw:style-name="gr1"><draw:custom-shape draw:name="Freeform 14" draw:style-name="gr2" draw:text-style-name="P39" svg:width="17.056cm" svg:height="0.004cm" svg:x="0cm" svg:y="1.76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2" draw:style-name="gr2" draw:text-style-name="P39" svg:width="17.056cm" svg:height="0.004cm" svg:x="0cm" svg:y="4.011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custom-shape draw:name="Freeform 10" draw:style-name="gr2" draw:text-style-name="P39" svg:width="0.004cm" svg:height="4.024cm" svg:x="0.012cm" svg:y="0cm"><text:p/><draw:enhanced-geometry svg:viewBox="0 0 1270 1449070" draw:text-areas="?f8 ?f12 ?f11 ?f13" draw:glue-points="?f8 ?f9 ?f8 ?f10" draw:type="non-primitive" draw:enhanced-path="M 0 0 L 0 14484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449070"/><draw:equation draw:name="f8" draw:formula="0 / ?f6"/><draw:equation draw:name="f9" draw:formula="5715 / ?f7"/><draw:equation draw:name="f10" draw:formula="1454150 / ?f7"/><draw:equation draw:name="f11" draw:formula="1270 / ?f6"/><draw:equation draw:name="f12" draw:formula="0 / ?f7"/><draw:equation draw:name="f13" draw:formula="1449070 / ?f7"/></draw:enhanced-geometry></draw:custom-shape><draw:custom-shape draw:name="Freeform 8" draw:style-name="gr2" draw:text-style-name="P39" svg:width="0.004cm" svg:height="4.024cm" svg:x="17.039cm" svg:y="0cm"><text:p/><draw:enhanced-geometry svg:viewBox="0 0 1270 1449070" draw:text-areas="?f8 ?f12 ?f11 ?f13" draw:glue-points="?f8 ?f9 ?f8 ?f10" draw:type="non-primitive" draw:enhanced-path="M 0 0 L 0 14484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449070"/><draw:equation draw:name="f8" draw:formula="0 / ?f6"/><draw:equation draw:name="f9" draw:formula="5715 / ?f7"/><draw:equation draw:name="f10" draw:formula="1454150 / ?f7"/><draw:equation draw:name="f11" draw:formula="1270 / ?f6"/><draw:equation draw:name="f12" draw:formula="0 / ?f7"/><draw:equation draw:name="f13" draw:formula="1449070 / ?f7"/></draw:enhanced-geometry></draw:custom-shape><draw:g draw:name="Group 3" draw:style-name="gr3"><draw:custom-shape draw:name="Freeform 6" draw:style-name="gr2" draw:text-style-name="P39" svg:width="17.056cm" svg:height="0.004cm" svg:x="0cm" svg:y="0.012cm"><text:p/><draw:enhanced-geometry svg:viewBox="0 0 6139815 1270" draw:text-areas="?f8 ?f9 ?f11 ?f12" draw:glue-points="?f8 ?f9 ?f10 ?f9" draw:type="non-primitive" draw:enhanced-path="M 0 0 L 6139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39815"/><draw:equation draw:name="f7" draw:formula="?f4 / 1270"/><draw:equation draw:name="f8" draw:formula="0 / ?f6"/><draw:equation draw:name="f9" draw:formula="0 / ?f7"/><draw:equation draw:name="f10" draw:formula="6139180 / ?f6"/><draw:equation draw:name="f11" draw:formula="6139815 / ?f6"/><draw:equation draw:name="f12" draw:formula="1270 / ?f7"/></draw:enhanced-geometry></draw:custom-shape><draw:frame draw:name="Text Box 5" draw:style-name="gr11" draw:text-style-name="P39" svg:width="17.029cm" svg:height="1.749cm" svg:x="0.012cm" svg:y="0.012cm"><draw:text-box><text:p text:style-name="P41"><text:span text:style-name="T8">Poderá ser usado ,</text:span><text:span text:style-name="T2">apenas com o usuário</text:span><text:span text:style-name="T3"> </text:span><text:span text:style-name="T8">tido feito o </text:span><text:span text:style-name="T3">login</text:span><text:span text:style-name="T13">.</text:span></text:p><text:p text:style-name="P59"><text:span text:style-name="T8">Onde em sua primeira tela aparecerá no menu a opção de meus pedidos, onde mostra o histórico completo de todas suas solicitações</text:span></text:p></draw:text-box></draw:frame><draw:frame draw:name="Text Box 4" draw:style-name="gr5" draw:text-style-name="P39" svg:width="17.029cm" svg:height="2.251cm" svg:x="0.012cm" svg:y="1.76cm"><draw:text-box><text:p text:style-name="P41"><text:span text:style-name="T2">Tarefas:</text:span></text:p><text:p text:style-name="P42"><text:span text:style-name="T8">Tela para meus pedidos (Front-End).</text:span></text:p><text:p text:style-name="P42"><text:span text:style-name="T8">Tabela para meus pedidos (Back-End).</text:span></text:p><text:p text:style-name="P42"><text:span text:style-name="T8">Realização de testes.</text:span></text:p></draw:text-box></draw:frame></draw:g></draw:g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6.189cm" fo:margin-right="0cm" fo:hyphenation-ladder-count="no-limit" fo:text-indent="0cm" style:auto-text-indent="false">
        <style:tab-stops/>
      </style:paragraph-properties>
      <style:text-properties style:font-name="Arial" style:font-name-asian="Arial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Arial" fo:font-size="12pt" style:font-name-asian="Arial" style:font-size-asian="12pt" style:font-size-complex="12pt"/>
    </style:style>
    <style:style style:name="WW_5f_CharLFO2LVL1" style:display-name="WW_CharLFO2LVL1" style:family="text">
      <style:text-properties style:font-name="Arial" fo:font-size="12pt" style:font-name-asian="Arial" style:font-size-asian="12pt" style:font-size-complex="12pt"/>
    </style:style>
    <style:style style:name="WW_5f_CharLFO3LVL1" style:display-name="WW_CharLFO3LVL1" style:family="text">
      <style:text-properties style:font-name="Arial" fo:font-size="12pt" style:font-name-asian="Arial" style:font-size-asian="12pt" style:font-size-complex="12pt"/>
    </style:style>
    <style:style style:name="WW_5f_CharLFO4LVL1" style:display-name="WW_CharLFO4LVL1" style:family="text">
      <style:text-properties style:font-name="Arial" fo:font-size="12pt" style:font-name-asian="Arial" style:font-size-asian="12pt" style:font-size-complex="12pt"/>
    </style:style>
    <style:style style:name="WW_5f_CharLFO5LVL1" style:display-name="WW_CharLFO5LVL1" style:family="text">
      <style:text-properties style:font-name="Arial" fo:font-size="12pt" style:font-name-asian="Arial" style:font-size-asian="12pt" style:font-size-complex="12pt"/>
    </style:style>
    <style:style style:name="WW_5f_CharLFO6LVL1" style:display-name="WW_CharLFO6LVL1" style:family="text">
      <style:text-properties style:font-name="Arial" fo:font-size="12pt" style:font-name-asian="Arial" style:font-size-asian="12pt" style:font-size-complex="12pt"/>
    </style:style>
    <style:style style:name="WW_5f_CharLFO7LVL1" style:display-name="WW_CharLFO7LVL1" style:family="text">
      <style:text-properties style:font-name="Arial" fo:font-size="12pt" style:font-name-asian="Arial" style:font-size-asian="12pt" style:font-size-complex="12pt"/>
    </style:style>
    <style:style style:name="WW_5f_CharLFO8LVL1" style:display-name="WW_CharLFO8LVL1" style:family="text">
      <style:text-properties style:font-name="Arial" fo:font-size="12pt" style:font-name-asian="Arial" style:font-size-asian="12pt" style:font-size-complex="12pt"/>
    </style:style>
    <style:style style:name="WW_5f_CharLFO9LVL1" style:display-name="WW_CharLFO9LVL1" style:family="text">
      <style:text-properties style:font-name="Arial" fo:font-size="12pt" style:font-name-asian="Arial" style:font-size-asian="12pt" style:font-size-complex="12pt"/>
    </style:style>
    <style:style style:name="WW_5f_CharLFO10LVL1" style:display-name="WW_CharLFO10LVL1" style:family="text">
      <style:text-properties style:font-name="Arial" fo:font-size="12pt" style:font-name-asian="Arial" style:font-size-asian="12pt" style:font-size-complex="12pt"/>
    </style:style>
    <style:style style:name="WW_5f_CharLFO11LVL1" style:display-name="WW_CharLFO11LVL1" style:family="text">
      <style:text-properties style:font-name="Arial" fo:font-size="12pt" style:font-name-asian="Arial" style:font-size-asian="12pt" style:font-size-complex="12pt"/>
    </style:style>
    <style:style style:name="WW_5f_CharLFO12LVL1" style:display-name="WW_CharLFO12LVL1" style:family="text">
      <style:text-properties style:font-name="Arial" fo:font-size="12pt" style:font-name-asian="Arial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1.94cm" fo:margin-bottom="0.494cm" fo:margin-left="1.834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26cm" fo:page-height="29.739cm" style:num-format="1" style:print-orientation="portrait" fo:margin-top="2.822cm" fo:margin-bottom="0.494cm" fo:margin-left="1.87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3"/>
    <style:master-page style:name="MP3" style:page-layout-name="Mpm3"/>
    <style:master-page style:name="MP4" style:page-layout-name="Mpm3"/>
    <style:master-page style:name="MP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Online2PDF.com</meta:initial-creator>
    <meta:creation-date>2018-01-25T00:00:00Z</meta:creation-date>
    <dc:date>2018-01-24T23:32:48.50</dc:date>
    <meta:editing-cycles>3</meta:editing-cycles>
    <meta:editing-duration>P0D</meta:editing-duration>
    <meta:document-statistic meta:table-count="12" meta:image-count="0" meta:object-count="0" meta:page-count="6" meta:paragraph-count="48" meta:word-count="137" meta:character-count="896" meta:non-whitespace-character-count="795"/>
    <meta:user-defined meta:name="Created" meta:value-type="date">2018-01-25T00:00:00</meta:user-defined>
    <meta:user-defined meta:name="LastSaved" meta:value-type="date">2018-01-25T00:00:00</meta:user-defined>
    <meta:template xlink:type="simple" xlink:actuate="onRequest" xlink:title="" xlink:href="Normal.dotm"/>
  </office:meta>
</office:document-meta>
</file>